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2.48cm" table:align="left"/>
    </style:style>
    <style:style style:name="Table1.A" style:family="table-column">
      <style:table-column-properties style:column-width="2.96cm"/>
    </style:style>
    <style:style style:name="Table1.B" style:family="table-column">
      <style:table-column-properties style:column-width="4.043cm"/>
    </style:style>
    <style:style style:name="Table1.C" style:family="table-column">
      <style:table-column-properties style:column-width="5.477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able_20_Contents">
      <style:text-properties fo:font-weight="bold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fo:font-weight="bol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oici un guide rapide pour mettre en place LiveKit avec Docker, en distinguant bien l'approche "bac à sable" locale et la configuration robuste pour la production.</text:p>
      <text:section text:style-name="Sect1" text:name="model-response-message-contentr_3191c7018ebdbe65">
        <text:p text:style-name="Horizontal_20_Line"/>
        <text:h text:style-name="Heading_20_2" text:outline-level="2">1. Installation en Local (Développement)</text:h>
        <text:p text:style-name="Text_20_body">Pour tester rapidement sur votre machine, on utilise le mode <text:span text:style-name="Source_20_Text">--dev</text:span> qui ignore les vérifications TLS complexes et utilise des clés par défaut.</text:p>
        <text:h text:style-name="Heading_20_3" text:outline-level="3">Étape A : Créer un <text:span text:style-name="Source_20_Text">docker-compose.yml</text:span> minimal</text:h>
        <text:p text:style-name="Text_20_body">Créez un dossier <text:span text:style-name="Source_20_Text">livekit-local</text:span> et placez-y ce fichier :</text:p>
        <text:p text:style-name="P3">YAML</text:p>
        <text:p text:style-name="Preformatted_20_Text"><text:span text:style-name="Source_20_Text">services:</text:span></text:p>
        <text:p text:style-name="Preformatted_20_Text"><text:span text:style-name="Source_20_Text"><text:s text:c="2"/>livekit:</text:span></text:p>
        <text:p text:style-name="Preformatted_20_Text"><text:span text:style-name="Source_20_Text"><text:s text:c="4"/>image: livekit/livekit-server:latest</text:span></text:p>
        <text:p text:style-name="Preformatted_20_Text"><text:span text:style-name="Source_20_Text"><text:s text:c="4"/>command: --dev --config /etc/livekit.yaml</text:span></text:p>
        <text:p text:style-name="Preformatted_20_Text"><text:span text:style-name="Source_20_Text"><text:s text:c="4"/>ports:</text:span></text:p>
        <text:p text:style-name="Preformatted_20_Text"><text:span text:style-name="Source_20_Text"><text:s text:c="6"/>- "7880:7880" # API &amp; Signal</text:span></text:p>
        <text:p text:style-name="Preformatted_20_Text"><text:span text:style-name="Source_20_Text"><text:s text:c="6"/>- "7881:7881" # WebRTC over TCP</text:span></text:p>
        <text:p text:style-name="Preformatted_20_Text"><text:span text:style-name="Source_20_Text"><text:s text:c="6"/>- "7882:7882/udp" # WebRTC over UDP</text:span></text:p>
        <text:p text:style-name="Preformatted_20_Text"><text:span text:style-name="Source_20_Text"><text:s text:c="4"/>volumes:</text:span></text:p>
        <text:p text:style-name="P1"><text:span text:style-name="Source_20_Text"><text:s text:c="6"/>- ./livekit.yaml:/etc/livekit.yaml</text:span></text:p>
        <text:h text:style-name="Heading_20_3" text:outline-level="3">Étape B : Configurer <text:span text:style-name="Source_20_Text">livekit.yaml</text:span></text:h>
        <text:p text:style-name="P3">YAML</text:p>
        <text:p text:style-name="Preformatted_20_Text"><text:span text:style-name="Source_20_Text">port: 7880</text:span></text:p>
        <text:p text:style-name="Preformatted_20_Text"><text:span text:style-name="Source_20_Text">keys:</text:span></text:p>
        <text:p text:style-name="P1"><text:span text:style-name="Source_20_Text"><text:s text:c="2"/>devkey: secret <text:s/># Vos identifiants de test</text:span></text:p>
        <text:h text:style-name="Heading_20_3" text:outline-level="3">Lancement</text:h>
        <text:p text:style-name="P3">Bash</text:p>
        <text:p text:style-name="P1"><text:span text:style-name="Source_20_Text">docker compose up -d</text:span></text:p>
        <text:p text:style-name="Quotations"><text:span text:style-name="T1">Accès :</text:span> Votre serveur est disponible sur <text:span text:style-name="Source_20_Text">ws://localhost:7880</text:span> avec la clé <text:span text:style-name="Source_20_Text">devkey</text:span> et le secret <text:span text:style-name="Source_20_Text">secret</text:span>.</text:p>
        <text:p text:style-name="Horizontal_20_Line"/>
        <text:h text:style-name="Heading_20_2" text:outline-level="2">2. Installation en Production (Docker)</text:h>
        <text:p text:style-name="Text_20_body">En production, WebRTC nécessite impérativement du <text:span text:style-name="T1">HTTPS/WSS</text:span> et une gestion fine des ports UDP pour la vidéo/audio. LiveKit fournit un outil pour générer toute la configuration (Docker + SSL via Caddy).</text:p>
        <text:h text:style-name="Heading_20_3" text:outline-level="3">Étape A : Prérequis</text:h>
        <text:list text:style-name="L1">
          <text:list-item>
            <text:p text:style-name="P5">Un <text:span text:style-name="T1">nom de domaine</text:span> pointant vers l'IP de votre serveur.</text:p>
          </text:list-item>
          <text:list-item>
            <text:p text:style-name="P5"><text:soft-page-break/>Ports ouverts sur votre pare-feu :</text:p>
            <text:list>
              <text:list-item>
                <text:p text:style-name="P5"><text:span text:style-name="Source_20_Text">80</text:span>, <text:span text:style-name="Source_20_Text">443</text:span> (TCP) : SSL et Signal.</text:p>
              </text:list-item>
              <text:list-item>
                <text:p text:style-name="P5"><text:span text:style-name="Source_20_Text">3478</text:span> (UDP) : TURN (indispensable pour passer les pare-feu).</text:p>
              </text:list-item>
              <text:list-item>
                <text:p text:style-name="P5"><text:span text:style-name="Source_20_Text">50000-60000</text:span> (UDP) : Flux média WebRTC.</text:p>
              </text:list-item>
            </text:list>
          </text:list-item>
        </text:list>
        <text:h text:style-name="Heading_20_3" text:outline-level="3">Étape B : Utiliser le générateur officiel</text:h>
        <text:p text:style-name="Text_20_body">La méthode la plus fiable est d'utiliser l'image de génération de LiveKit qui va créer vos fichiers de config, votre Docker Compose et gérer SSL automatiquement :</text:p>
        <text:p text:style-name="P3">Bash</text:p>
        <text:p text:style-name="P1"><text:span text:style-name="Source_20_Text">docker run --rm -it -v$PWD:/output livekit/generate</text:span></text:p>
        <text:p text:style-name="Text_20_body">L'assistant va vous poser plusieurs questions :</text:p>
        <text:list text:style-name="L2">
          <text:list-item>
            <text:p text:style-name="P6"><text:span text:style-name="T1">Domain name</text:span> : votre sous-domaine (ex: <text:span text:style-name="Source_20_Text">livekit.mondomaine.com</text:span>).</text:p>
          </text:list-item>
          <text:list-item>
            <text:p text:style-name="P6"><text:span text:style-name="T1">TURN domain</text:span> : souvent le même ou un dédié (ex: <text:span text:style-name="Source_20_Text">turn.mondomaine.com</text:span>).</text:p>
          </text:list-item>
          <text:list-item>
            <text:p text:style-name="P6"><text:span text:style-name="T1">SSL</text:span> : Choisissez "Let's Encrypt".</text:p>
          </text:list-item>
          <text:list-item>
            <text:p text:style-name="P6"><text:span text:style-name="T1">Redis</text:span> : Choisissez "Yes" (recommandé pour la prod).</text:p>
          </text:list-item>
        </text:list>
        <text:h text:style-name="Heading_20_3" text:outline-level="3">Étape C : Déploiement</text:h>
        <text:p text:style-name="Text_20_body">L'outil va générer un dossier portant le nom de votre domaine. Allez dedans et lancez le script d'initialisation :</text:p>
        <text:p text:style-name="P3">Bash</text:p>
        <text:p text:style-name="Preformatted_20_Text"><text:span text:style-name="Source_20_Text">cd livekit.mondomaine.com</text:span></text:p>
        <text:p text:style-name="P1"><text:span text:style-name="Source_20_Text">sudo ./init_script.sh</text:span></text:p>
        <text:p text:style-name="Text_20_body">Ce script installe Docker (si besoin) et lance le serveur avec une configuration optimisée pour la performance (utilisation du réseau <text:span text:style-name="Source_20_Text">host</text:span> pour éviter le surcoût de NAT de Docker).</text:p>
        <text:p text:style-name="Horizontal_20_Line"/>
        <text:h text:style-name="Heading_20_2" text:outline-level="2">Comparatif des configurations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>
              <table:table-cell table:style-name="Table1.A1" office:value-type="string">
                <text:p text:style-name="Table_20_Contents">Caractéristique</text:p>
              </table:table-cell>
              <table:table-cell table:style-name="Table1.A1" office:value-type="string">
                <text:p text:style-name="Table_20_Contents">Local (Dev)</text:p>
              </table:table-cell>
              <table:table-cell table:style-name="Table1.A1" office:value-type="string">
                <text:p text:style-name="Table_20_Contents">Production</text:p>
              </table:table-cell>
            </table:table-row>
          </table:table-header-rows>
          <table:table-row>
            <table:table-cell table:style-name="Table1.A1" office:value-type="string">
              <text:p text:style-name="P2">Protocole</text:p>
            </table:table-cell>
            <table:table-cell table:style-name="Table1.A1" office:value-type="string">
              <text:p text:style-name="Table_20_Contents"><text:span text:style-name="Source_20_Text">ws://</text:span> (Non sécurisé)</text:p>
            </table:table-cell>
            <table:table-cell table:style-name="Table1.A1" office:value-type="string">
              <text:p text:style-name="Table_20_Contents"><text:span text:style-name="Source_20_Text">wss://</text:span> (SSL obligatoire)</text:p>
            </table:table-cell>
          </table:table-row>
          <table:table-row>
            <table:table-cell table:style-name="Table1.A1" office:value-type="string">
              <text:p text:style-name="P2">Réseau Docker</text:p>
            </table:table-cell>
            <table:table-cell table:style-name="Table1.A1" office:value-type="string">
              <text:p text:style-name="Table_20_Contents">Bridge (ports mappés)</text:p>
            </table:table-cell>
            <table:table-cell table:style-name="Table1.A1" office:value-type="string">
              <text:p text:style-name="Table_20_Contents"><text:span text:style-name="Source_20_Text">host</text:span> (performance WebRTC)</text:p>
            </table:table-cell>
          </table:table-row>
          <table:table-row>
            <table:table-cell table:style-name="Table1.A1" office:value-type="string">
              <text:p text:style-name="P2">Auth</text:p>
            </table:table-cell>
            <table:table-cell table:style-name="Table1.A1" office:value-type="string">
              <text:p text:style-name="Table_20_Contents">Clés statiques simples</text:p>
            </table:table-cell>
            <table:table-cell table:style-name="Table1.A1" office:value-type="string">
              <text:p text:style-name="Table_20_Contents">JWT via clés sécurisées</text:p>
            </table:table-cell>
          </table:table-row>
          <table:table-row>
            <table:table-cell table:style-name="Table1.A1" office:value-type="string">
              <text:p text:style-name="P2">Traversée NAT</text:p>
            </table:table-cell>
            <table:table-cell table:style-name="Table1.A1" office:value-type="string">
              <text:p text:style-name="Table_20_Contents">Non requise</text:p>
            </table:table-cell>
            <table:table-cell table:style-name="Table1.A1" office:value-type="string">
              <text:p text:style-name="Table_20_Contents">Serveur TURN configuré</text:p>
            </table:table-cell>
          </table:table-row>
        </table:table>
        <text:p text:style-name="P4">Exporter vers Sheets</text:p>
        <text:p text:style-name="Horizontal_20_Line"/>
        <text:h text:style-name="Heading_20_3" text:outline-level="3"><text:soft-page-break/>Prochaine étape</text:h>
        <text:p text:style-name="Text_20_body">Souhaitez-vous que je vous aide à générer un <text:span text:style-name="T1">Token JWT</text:span> en Node.js ou Python pour permettre à vos utilisateurs de se connecter à votre nouveau serveur ?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4:36:56.586107811</meta:creation-date>
    <dc:date>2026-01-24T14:37:35.687682579</dc:date>
    <meta:editing-duration>PT39S</meta:editing-duration>
    <meta:editing-cycles>1</meta:editing-cycles>
    <meta:document-statistic meta:table-count="1" meta:image-count="0" meta:object-count="0" meta:page-count="3" meta:paragraph-count="67" meta:word-count="435" meta:character-count="2783" meta:non-whitespace-character-count="2383"/>
    <meta:generator>LibreOffice/24.2.5.2$MacOSX_X86_64 LibreOffice_project/bffef4ea93e59bebbeaf7f431bb02b1a39ee8a59</meta:generator>
  </office:meta>
</office:document-meta>
</file>